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8000002FB28A704AD34A4F465.png" manifest:media-type="image/png"/>
  <manifest:file-entry manifest:full-path="Pictures/100000010000030F0000027DC9CB9560B5F8BD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xe1" text:anchor-type="char" svg:width="17cm" svg:height="16.378cm" draw:z-index="0"><draw:image xlink:href="Pictures/1000000100000318000002FB28A704AD34A4F465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Standard"><draw:frame draw:style-name="fr1" draw:name="Imaxe2" text:anchor-type="char" svg:width="17cm" svg:height="13.831cm" draw:z-index="1"><draw:image xlink:href="Pictures/100000010000030F0000027DC9CB9560B5F8BDE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7:43:09.877000000</meta:creation-date>
    <dc:date>2022-02-11T17:44:20.599000000</dc:date>
    <meta:editing-duration>PT1M11S</meta:editing-duration>
    <meta:editing-cycles>1</meta:editing-cycles>
    <meta:document-statistic meta:table-count="0" meta:image-count="2" meta:object-count="0" meta:page-count="2" meta:paragraph-count="1" meta:word-count="0" meta:character-count="14" meta:non-whitespace-character-count="0"/>
    <meta:generator>LibreOffice/7.2.2.2$Windows_X86_64 LibreOffice_project/02b2acce88a210515b4a5bb2e46cbfb63fe97d56</meta:generator>
  </office:meta>
</office:document-meta>
</file>